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1e6766" officeooo:paragraph-rsid="001e6766" style:font-weight-asian="normal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7e9cc" officeooo:paragraph-rsid="0027e9cc" style:font-weight-asian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7e9cc" officeooo:paragraph-rsid="003581fe" style:font-weight-asian="normal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7e9cc" officeooo:paragraph-rsid="00392c27" style:font-weight-asian="normal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7e9cc" officeooo:paragraph-rsid="003a226d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7e9cc" officeooo:paragraph-rsid="003a7c3b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9c163" officeooo:paragraph-rsid="0029c163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2c2a30" officeooo:paragraph-rsid="002c2a30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3581fe" officeooo:paragraph-rsid="003581fe" style:font-weight-asian="normal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normal" officeooo:rsid="003c3e57" officeooo:paragraph-rsid="003c3e57" style:font-weight-asian="normal" style:font-weight-complex="normal"/>
    </style:style>
    <style:style style:name="P11" style:family="paragraph" style:parent-style-name="Standard">
      <style:text-properties fo:font-weight="normal" officeooo:rsid="003a226d" officeooo:paragraph-rsid="003a226d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121503" officeooo:paragraph-rsid="001eec7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121503" officeooo:paragraph-rsid="0029c163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225b52" officeooo:paragraph-rsid="00225b52" style:font-weight-asian="bold" style:font-weight-complex="bold"/>
    </style:style>
    <style:style style:name="P15" style:family="paragraph" style:parent-style-name="Standard">
      <style:text-properties fo:font-weight="bold" officeooo:rsid="002a64a8" officeooo:paragraph-rsid="002a64a8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2e286f" officeooo:paragraph-rsid="002e286f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273e08" officeooo:paragraph-rsid="00273e08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392c27" officeooo:paragraph-rsid="00392c27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3955ca" officeooo:paragraph-rsid="003955ca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3f7488" officeooo:paragraph-rsid="003f7488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1e6766" officeooo:paragraph-rsid="001e6766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weight="bold" officeooo:rsid="0027e9cc" officeooo:paragraph-rsid="003a7c3b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style="normal" fo:font-weight="normal" officeooo:rsid="003955ca" officeooo:paragraph-rsid="003955ca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style="normal" fo:font-weight="bold" officeooo:rsid="003955ca" officeooo:paragraph-rsid="003581fe" style:font-style-asian="normal" style:font-weight-asian="bold" style:font-style-complex="normal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99cm" style:auto-text-indent="false" style:page-number="auto" fo:background-color="transparent"/>
      <style:text-properties officeooo:rsid="003a226d" officeooo:paragraph-rsid="003a226d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officeooo:paragraph-rsid="003a226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.499cm" style:auto-text-indent="false" fo:background-color="transparent"/>
      <style:text-properties fo:font-size="13pt" fo:font-weight="bold" officeooo:rsid="003f7488" officeooo:paragraph-rsid="003f7488" style:font-size-asian="13pt" style:font-weight-asian="bold" style:font-size-complex="13pt" style:font-weight-complex="bold"/>
    </style:style>
    <style:style style:name="P28" style:family="paragraph" style:parent-style-name="Heading_20_1">
      <style:text-properties officeooo:rsid="003a226d" officeooo:paragraph-rsid="003a22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c163" style:font-weight-asian="bold" style:font-weight-complex="bold"/>
    </style:style>
    <style:style style:name="T3" style:family="text">
      <style:text-properties fo:font-weight="bold" officeooo:rsid="003a226d" style:font-weight-asian="bold" style:font-weight-complex="bold"/>
    </style:style>
    <style:style style:name="T4" style:family="text">
      <style:text-properties fo:font-weight="bold" officeooo:rsid="003a7c3b" style:font-weight-asian="bold" style:font-weight-complex="bold"/>
    </style:style>
    <style:style style:name="T5" style:family="text">
      <style:text-properties fo:font-weight="bold" officeooo:rsid="003e01fc" style:font-weight-asian="bold" style:font-weight-complex="bold"/>
    </style:style>
    <style:style style:name="T6" style:family="text">
      <style:text-properties style:font-name="Liberation Sans" fo:font-size="18.2000007629395pt" fo:font-weight="bold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7" style:family="text">
      <style:text-properties style:font-name="Liberation Sans" fo:font-size="18.2000007629395pt" fo:font-weight="bold" officeooo:rsid="003097d2" style:font-name-asian="Noto Sans CJK SC" style:font-size-asian="18.2000007629395pt" style:font-weight-asian="bold" style:font-name-complex="Lohit Devanagari1" style:font-size-complex="18.2000007629395pt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9c163" style:font-weight-asian="normal" style:font-weight-complex="normal"/>
    </style:style>
    <style:style style:name="T10" style:family="text">
      <style:text-properties fo:font-weight="normal" officeooo:rsid="003e01fc" style:font-weight-asian="normal" style:font-weight-complex="normal"/>
    </style:style>
    <style:style style:name="T11" style:family="text">
      <style:text-properties fo:font-style="normal" fo:font-weight="normal" officeooo:rsid="003581fe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a226d" style:font-style-asian="normal" style:font-weight-asian="normal" style:font-style-complex="normal" style:font-weight-complex="normal"/>
    </style:style>
    <style:style style:name="T13" style:family="text">
      <style:text-properties officeooo:rsid="003581fe"/>
    </style:style>
    <style:style style:name="T14" style:family="text">
      <style:text-properties officeooo:rsid="00392c27"/>
    </style:style>
    <style:style style:name="T15" style:family="text">
      <style:text-properties officeooo:rsid="003a226d"/>
    </style:style>
    <style:style style:name="T16" style:family="text">
      <style:text-properties officeooo:rsid="003a7c3b"/>
    </style:style>
    <style:style style:name="T17" style:family="text">
      <style:text-properties officeooo:rsid="00377f64"/>
    </style:style>
    <style:style style:name="T18" style:family="text">
      <style:text-properties officeooo:rsid="003c3e57"/>
    </style:style>
    <style:style style:name="T19" style:family="text">
      <style:text-properties officeooo:rsid="00418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odpisz się tutaj:</text:p>
      <text:h text:style-name="P28" text:outline-level="1" text:is-list-header="true"><text:span text:style-name="T7">K</text:span><text:span text:style-name="T6">opiowanie, archiwizacja, proste skrypty.</text:span></text:h>
      <text:p text:style-name="P25">Masz tutaj plik <text:span text:style-name="T1">Zadania.odt</text:span><text:span text:style-name="T8">, który w tej chwili czytasz, plik </text:span><text:span text:style-name="T1">info.tx</text:span><text:span text:style-name="T5">t</text:span><text:span text:style-name="T8">, który będzie wykorzystany w dalszej części </text:span><text:span text:style-name="T10">zadań </text:span><text:span text:style-name="T8">oraz plik </text:span><text:span text:style-name="T1">skr.sh</text:span><text:span text:style-name="T8">, który jest skryptem do wykorzystania w dalszej części </text:span><text:span text:style-name="T10">zadań</text:span><text:span text:style-name="T8">. Katalog</text:span> <text:span text:style-name="T1">kat1 </text:span><text:span text:style-name="T8">zawiera jeden pusty podkatalog o nazwie </text:span><text:span text:style-name="T1">pk</text:span><text:span text:style-name="T8"> i kilka plików różnie ponazywanych. Katalog </text:span><text:span text:style-name="T1">kat2 </text:span><text:span text:style-name="T8">jest pusty. </text:span></text:p>
      <text:p text:style-name="P11"/>
      <text:p text:style-name="P26"><text:span text:style-name="T2">Zadanie </text:span><text:span text:style-name="T3">1</text:span><text:span text:style-name="T2"> </text:span></text:p>
      <text:p text:style-name="P26"><text:span text:style-name="T9">W</text:span><text:span text:style-name="T11">ykonaj polecenia, </text:span><text:span text:style-name="T12">które wykażą, że zawartość otrzymanego katalogu jest zgodna z opisem.</text:span></text:p>
      <text:p text:style-name="P5">Tutaj napisz <text:span text:style-name="T13">użyte do tego celu polecenia</text:span>:</text:p>
      <text:p text:style-name="P5"/>
      <text:p text:style-name="P27">ls -l</text:p>
      <text:p text:style-name="P5"/>
      <text:p text:style-name="P13">Zadanie <text:span text:style-name="T15">2</text:span></text:p>
      <text:p text:style-name="P7"><text:span text:style-name="T15">Skopiuj plik </text:span><text:span text:style-name="T3">info.txt</text:span><text:span text:style-name="T15"> do katalogu </text:span><text:span text:style-name="T3">kat2</text:span><text:span text:style-name="T13">.</text:span></text:p>
      <text:p text:style-name="P2">Tutaj napisz <text:span text:style-name="T13">użyte do tego celu poleceni</text:span><text:span text:style-name="T15">e</text:span>:</text:p>
      <text:p text:style-name="P2"/>
      <text:p text:style-name="P20">cp info.txt kat2/info.txt</text:p>
      <text:p text:style-name="P2"/>
      <text:p text:style-name="P17">Zadanie <text:span text:style-name="T16">3</text:span></text:p>
      <text:p text:style-name="P8"><text:span text:style-name="T13">U</text:span>twórz <text:span text:style-name="T16">archiwum katalogu </text:span><text:span text:style-name="T4">kat1</text:span><text:span text:style-name="T16"> wraz z całą jego zawartością</text:span><text:span text:style-name="T13">. </text:span><text:span text:style-name="T16">Następnie skopiuj uzyskane archiwum do katalogu </text:span><text:span text:style-name="T4">kat2</text:span><text:span text:style-name="T16">.</text:span></text:p>
      <text:p text:style-name="P3">Tutaj napisz <text:span text:style-name="T13">użyte do tego celu polecenia</text:span>:</text:p>
      <text:p text:style-name="P8"/>
      <text:p text:style-name="P20">zip -<text:span text:style-name="T19">r</text:span> kat1.zip kat1</text:p>
      <text:p text:style-name="P21">cp kat1.zip kat2/kat1.zip</text:p>
      <text:p text:style-name="P1"/>
      <text:p text:style-name="P12">Zadanie <text:span text:style-name="T16">4</text:span></text:p>
      <text:p text:style-name="P9"><text:span text:style-name="T16">Skrypt </text:span><text:span text:style-name="T4">skr.sh</text:span><text:span text:style-name="T16"> tworzy pewną liczbę katalogów nazwanych wspólną częścią nazwy i ponumerowanych od numeru początkowego do numeru końcowego</text:span>. <text:span text:style-name="T16">Skrypt jest dość dobrze skomentowany we wnętrzu. Otwórz ten skrypt w programie </text:span><text:span text:style-name="T4">Geany</text:span><text:span text:style-name="T16">, przeanalizuj jego działanie i uruchom go z takimi parametrami aby utworzył katalogi: </text:span><text:span text:style-name="T4">k2, k3, k4.</text:span></text:p>
      <text:p text:style-name="P6"><text:span text:style-name="T16">Tutaj napisz </text:span><text:span text:style-name="T13">użyte do tego celu poleceni</text:span><text:span text:style-name="T15">e</text:span><text:span text:style-name="T16">:</text:span></text:p>
      <text:p text:style-name="P6"/>
      <text:p text:style-name="P22">./skr.sh k 2 4</text:p>
      <text:p text:style-name="P14"/>
      <text:p text:style-name="P18">Zadanie <text:span text:style-name="T16">5</text:span></text:p>
      <text:p text:style-name="P10">Zrób kopię skryptu <text:span text:style-name="T1">skr.sh</text:span> i nazwij ją <text:span text:style-name="T1">arch.sh</text:span>. Przekształć skrypt <text:span text:style-name="T1">arch.sh</text:span> tak aby archiwizował katalogi wraz z ich zawartością do plików o takich samych nazwach jak katalogi. Urochom ten nowy skrypt tak aby zarchiwizował katalogi <text:span text:style-name="T1">kat1</text:span> i <text:span text:style-name="T1">kat2</text:span>.</text:p>
      <text:p text:style-name="P4">Tutaj napisz <text:span text:style-name="T13">użyte do tego celu poleceni</text:span><text:span text:style-name="T14">e</text:span>:</text:p>
      <text:p text:style-name="P4"/>
      <text:p text:style-name="P4"><text:span text:style-name="T1">cp skr.sh arch.s</text:span>h</text:p>
      <text:p text:style-name="P24">./arch.sh kat 1 2</text:p>
      <text:p text:style-name="P23"/>
      <text:p text:style-name="P23"/>
      <text:p text:style-name="P23"/>
      <text:p text:style-name="P19"/>
      <text:p text:style-name="P16">Zadanie końcowe<text:span text:style-name="T8">: spakuj całe zadanie do pliku </text:span><text:span text:style-name="T17">PL</text:span><text:span text:style-name="T18">S</text:span>-nn-nn<text:span text:style-name="T8"> (nn numery z dziennika wykonawców) i wyślij na: </text:span><text:a xlink:type="simple" xlink:href="mailto:marbek@post.pl" text:style-name="Internet_20_link" text:visited-style-name="Visited_20_Internet_20_Link">marbek@post.pl</text:a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8T09:11:03.316864927</meta:creation-date>
    <dc:date>2025-04-08T12:33:40.776398284</dc:date>
    <meta:editing-duration>PT13H37M17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58" meta:character-count="1675" meta:non-whitespace-character-count="1441"/>
  </office:meta>
</office:document-meta>
</file>